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heoretic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default-cell-style-name="ce8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Shares</text:p>
          </table:table-cell>
          <table:table-cell table:style-name="ce5" office:value-type="string" calcext:value-type="string" table:number-columns-spanned="2" table:number-rows-spanned="1">
            <text:p>Week 1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Week 2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Week 3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Week 4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Week 5</text:p>
          </table:table-cell>
          <table:covered-table-cell table:style-name="ce7"/>
          <table:table-cell table:style-name="ce1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90F8bf6A479f320ead074411a4B0e7944Ea8c9C1</text:p>
          </table:table-cell>
          <table:table-cell office:value-type="float" office:value="46" calcext:value-type="float">
            <text:p>46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(MAX(0;MIN([.$D2];[.G$16])-MAX([.$C2];[.F$16])))*[.$E2]" office:value-type="float" office:value="0" calcext:value-type="float">
            <text:p>0</text:p>
          </table:table-cell>
          <table:table-cell table:formula="of:=[.$E$17]*[.F2]/[.F$12]" office:value-type="float" office:value="0" calcext:value-type="float">
            <text:p>0</text:p>
          </table:table-cell>
          <table:table-cell table:formula="of:=(MAX(0;MIN([.$D2];[.I$16])-MAX([.$C2];[.H$16])))*[.$E2]" office:value-type="float" office:value="0" calcext:value-type="float">
            <text:p>0</text:p>
          </table:table-cell>
          <table:table-cell table:formula="of:=[.$E$17]*[.H2]/[.H$12]" office:value-type="float" office:value="0" calcext:value-type="float">
            <text:p>0</text:p>
          </table:table-cell>
          <table:table-cell table:formula="of:=(MAX(0;MIN([.$D2];[.K$16])-MAX([.$C2];[.J$16])))*[.$E2]" office:value-type="float" office:value="0" calcext:value-type="float">
            <text:p>0</text:p>
          </table:table-cell>
          <table:table-cell table:formula="of:=[.$E$17]*[.J2]/[.J$12]" office:value-type="float" office:value="0" calcext:value-type="float">
            <text:p>0</text:p>
          </table:table-cell>
          <table:table-cell table:formula="of:=(MAX(0;MIN([.$D2];[.M$16])-MAX([.$C2];[.L$16])))*[.$E2]" office:value-type="float" office:value="0" calcext:value-type="float">
            <text:p>0</text:p>
          </table:table-cell>
          <table:table-cell table:formula="of:=[.$E$17]*[.L2]/[.L$12]" office:value-type="float" office:value="0" calcext:value-type="float">
            <text:p>0</text:p>
          </table:table-cell>
          <table:table-cell table:formula="of:=(MAX(0;MIN([.$D2];[.O$16])-MAX([.$C2];[.N$16])))*[.$E2]" office:value-type="float" office:value="0" calcext:value-type="float">
            <text:p>0</text:p>
          </table:table-cell>
          <table:table-cell table:formula="of:=[.$E$17]*[.N2]/[.N$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Fcf8FDEE72ac11b5c542428B35EEF5769C409f0</text:p>
          </table:table-cell>
          <table:table-cell office:value-type="float" office:value="47" calcext:value-type="float">
            <text:p>47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formula="of:=(MAX(0;MIN([.$D3];[.G$16])-MAX([.$C3];[.F$16])))*[.$E3]" office:value-type="float" office:value="98" calcext:value-type="float">
            <text:p>98</text:p>
          </table:table-cell>
          <table:table-cell table:formula="of:=[.$E$17]*[.F3]/[.F$12]" office:value-type="float" office:value="3017.24137931034" calcext:value-type="float">
            <text:p>3017.24137931034</text:p>
          </table:table-cell>
          <table:table-cell table:formula="of:=(MAX(0;MIN([.$D3];[.I$16])-MAX([.$C3];[.H$16])))*[.$E3]" office:value-type="float" office:value="100" calcext:value-type="float">
            <text:p>100</text:p>
          </table:table-cell>
          <table:table-cell table:formula="of:=[.$E$17]*[.H3]/[.H$12]" office:value-type="float" office:value="1562.5" calcext:value-type="float">
            <text:p>1562.5</text:p>
          </table:table-cell>
          <table:table-cell table:formula="of:=(MAX(0;MIN([.$D3];[.K$16])-MAX([.$C3];[.J$16])))*[.$E3]" office:value-type="float" office:value="100" calcext:value-type="float">
            <text:p>100</text:p>
          </table:table-cell>
          <table:table-cell table:formula="of:=[.$E$17]*[.J3]/[.J$12]" office:value-type="float" office:value="1062.92517006803" calcext:value-type="float">
            <text:p>1062.92517006803</text:p>
          </table:table-cell>
          <table:table-cell table:formula="of:=(MAX(0;MIN([.$D3];[.M$16])-MAX([.$C3];[.L$16])))*[.$E3]" office:value-type="float" office:value="100" calcext:value-type="float">
            <text:p>100</text:p>
          </table:table-cell>
          <table:table-cell table:formula="of:=[.$E$17]*[.L3]/[.L$12]" office:value-type="float" office:value="781.25" calcext:value-type="float">
            <text:p>781.25</text:p>
          </table:table-cell>
          <table:table-cell table:formula="of:=(MAX(0;MIN([.$D3];[.O$16])-MAX([.$C3];[.N$16])))*[.$E3]" office:value-type="float" office:value="100" calcext:value-type="float">
            <text:p>100</text:p>
          </table:table-cell>
          <table:table-cell table:formula="of:=[.$E$17]*[.N3]/[.N$12]" office:value-type="float" office:value="496.031746031746" calcext:value-type="float">
            <text:p>496.031746031746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22d491Bde2303f2f43325b2108D26f1eAbA1e32b</text:p>
          </table:table-cell>
          <table:table-cell office:value-type="float" office:value="56" calcext:value-type="float">
            <text:p>56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formula="of:=(MAX(0;MIN([.$D4];[.G$16])-MAX([.$C4];[.F$16])))*[.$E4]" office:value-type="float" office:value="89" calcext:value-type="float">
            <text:p>89</text:p>
          </table:table-cell>
          <table:table-cell table:formula="of:=[.$E$17]*[.F4]/[.F$12]" office:value-type="float" office:value="2740.14778325123" calcext:value-type="float">
            <text:p>2740.14778325123</text:p>
          </table:table-cell>
          <table:table-cell table:formula="of:=(MAX(0;MIN([.$D4];[.I$16])-MAX([.$C4];[.H$16])))*[.$E4]" office:value-type="float" office:value="100" calcext:value-type="float">
            <text:p>100</text:p>
          </table:table-cell>
          <table:table-cell table:formula="of:=[.$E$17]*[.H4]/[.H$12]" office:value-type="float" office:value="1562.5" calcext:value-type="float">
            <text:p>1562.5</text:p>
          </table:table-cell>
          <table:table-cell table:formula="of:=(MAX(0;MIN([.$D4];[.K$16])-MAX([.$C4];[.J$16])))*[.$E4]" office:value-type="float" office:value="100" calcext:value-type="float">
            <text:p>100</text:p>
          </table:table-cell>
          <table:table-cell table:formula="of:=[.$E$17]*[.J4]/[.J$12]" office:value-type="float" office:value="1062.92517006803" calcext:value-type="float">
            <text:p>1062.92517006803</text:p>
          </table:table-cell>
          <table:table-cell table:formula="of:=(MAX(0;MIN([.$D4];[.M$16])-MAX([.$C4];[.L$16])))*[.$E4]" office:value-type="float" office:value="100" calcext:value-type="float">
            <text:p>100</text:p>
          </table:table-cell>
          <table:table-cell table:formula="of:=[.$E$17]*[.L4]/[.L$12]" office:value-type="float" office:value="781.25" calcext:value-type="float">
            <text:p>781.25</text:p>
          </table:table-cell>
          <table:table-cell table:formula="of:=(MAX(0;MIN([.$D4];[.O$16])-MAX([.$C4];[.N$16])))*[.$E4]" office:value-type="float" office:value="100" calcext:value-type="float">
            <text:p>100</text:p>
          </table:table-cell>
          <table:table-cell table:formula="of:=[.$E$17]*[.N4]/[.N$12]" office:value-type="float" office:value="496.031746031746" calcext:value-type="float">
            <text:p>496.031746031746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xE11BA2b4D45Eaed5996Cd0823791E0C93114882d</text:p>
          </table:table-cell>
          <table:table-cell office:value-type="float" office:value="137" calcext:value-type="float">
            <text:p>137</text:p>
          </table:table-cell>
          <table:table-cell table:formula="of:=[.D4]"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  <table:table-cell table:formula="of:=(MAX(0;MIN([.$D5];[.G$16])-MAX([.$C5];[.F$16])))*[.$E5]" office:value-type="float" office:value="16" calcext:value-type="float">
            <text:p>16</text:p>
          </table:table-cell>
          <table:table-cell table:formula="of:=[.$E$17]*[.F5]/[.F$12]" office:value-type="float" office:value="492.610837438424" calcext:value-type="float">
            <text:p>492.610837438424</text:p>
          </table:table-cell>
          <table:table-cell table:formula="of:=(MAX(0;MIN([.$D5];[.I$16])-MAX([.$C5];[.H$16])))*[.$E5]" office:value-type="float" office:value="200" calcext:value-type="float">
            <text:p>200</text:p>
          </table:table-cell>
          <table:table-cell table:formula="of:=[.$E$17]*[.H5]/[.H$12]" office:value-type="float" office:value="3125" calcext:value-type="float">
            <text:p>3125</text:p>
          </table:table-cell>
          <table:table-cell table:formula="of:=(MAX(0;MIN([.$D5];[.K$16])-MAX([.$C5];[.J$16])))*[.$E5]" office:value-type="float" office:value="200" calcext:value-type="float">
            <text:p>200</text:p>
          </table:table-cell>
          <table:table-cell table:formula="of:=[.$E$17]*[.J5]/[.J$12]" office:value-type="float" office:value="2125.85034013605" calcext:value-type="float">
            <text:p>2125.85034013605</text:p>
          </table:table-cell>
          <table:table-cell table:formula="of:=(MAX(0;MIN([.$D5];[.M$16])-MAX([.$C5];[.L$16])))*[.$E5]" office:value-type="float" office:value="200" calcext:value-type="float">
            <text:p>200</text:p>
          </table:table-cell>
          <table:table-cell table:formula="of:=[.$E$17]*[.L5]/[.L$12]" office:value-type="float" office:value="1562.5" calcext:value-type="float">
            <text:p>1562.5</text:p>
          </table:table-cell>
          <table:table-cell table:formula="of:=(MAX(0;MIN([.$D5];[.O$16])-MAX([.$C5];[.N$16])))*[.$E5]" office:value-type="float" office:value="200" calcext:value-type="float">
            <text:p>200</text:p>
          </table:table-cell>
          <table:table-cell table:formula="of:=[.$E$17]*[.N5]/[.N$12]" office:value-type="float" office:value="992.063492063492" calcext:value-type="float">
            <text:p>992.063492063492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d03ea8624C8C5987235048901fB614fDcA89b117</text:p>
          </table:table-cell>
          <table:table-cell office:value-type="float" office:value="298" calcext:value-type="float">
            <text:p>298</text:p>
          </table:table-cell>
          <table:table-cell table:formula="of:=[.D5]" office:value-type="float" office:value="545" calcext:value-type="float">
            <text:p>545</text:p>
          </table:table-cell>
          <table:table-cell office:value-type="float" office:value="4" calcext:value-type="float">
            <text:p>4</text:p>
          </table:table-cell>
          <table:table-cell table:formula="of:=(MAX(0;MIN([.$D6];[.G$16])-MAX([.$C6];[.F$16])))*[.$E6]" office:value-type="float" office:value="0" calcext:value-type="float">
            <text:p>0</text:p>
          </table:table-cell>
          <table:table-cell table:formula="of:=[.$E$17]*[.F6]/[.F$12]" office:value-type="float" office:value="0" calcext:value-type="float">
            <text:p>0</text:p>
          </table:table-cell>
          <table:table-cell table:formula="of:=(MAX(0;MIN([.$D6];[.I$16])-MAX([.$C6];[.H$16])))*[.$E6]" office:value-type="float" office:value="0" calcext:value-type="float">
            <text:p>0</text:p>
          </table:table-cell>
          <table:table-cell table:formula="of:=[.$E$17]*[.H6]/[.H$12]" office:value-type="float" office:value="0" calcext:value-type="float">
            <text:p>0</text:p>
          </table:table-cell>
          <table:table-cell table:formula="of:=(MAX(0;MIN([.$D6];[.K$16])-MAX([.$C6];[.J$16])))*[.$E6]" office:value-type="float" office:value="188" calcext:value-type="float">
            <text:p>188</text:p>
          </table:table-cell>
          <table:table-cell table:formula="of:=[.$E$17]*[.J6]/[.J$12]" office:value-type="float" office:value="1998.29931972789" calcext:value-type="float">
            <text:p>1998.29931972789</text:p>
          </table:table-cell>
          <table:table-cell table:formula="of:=(MAX(0;MIN([.$D6];[.M$16])-MAX([.$C6];[.L$16])))*[.$E6]" office:value-type="float" office:value="400" calcext:value-type="float">
            <text:p>400</text:p>
          </table:table-cell>
          <table:table-cell table:formula="of:=[.$E$17]*[.L6]/[.L$12]" office:value-type="float" office:value="3125" calcext:value-type="float">
            <text:p>3125</text:p>
          </table:table-cell>
          <table:table-cell table:formula="of:=(MAX(0;MIN([.$D6];[.O$16])-MAX([.$C6];[.N$16])))*[.$E6]" office:value-type="float" office:value="400" calcext:value-type="float">
            <text:p>400</text:p>
          </table:table-cell>
          <table:table-cell table:formula="of:=[.$E$17]*[.N6]/[.N$12]" office:value-type="float" office:value="1984.12698412698" calcext:value-type="float">
            <text:p>1984.12698412698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95cED938F7991cd0dFcb48F0a06a40FA1aF46EBC</text:p>
          </table:table-cell>
          <table:table-cell office:value-type="float" office:value="499" calcext:value-type="float">
            <text:p>499</text:p>
          </table:table-cell>
          <table:table-cell table:formula="of:=[.D6]"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  <table:table-cell table:formula="of:=(MAX(0;MIN([.$D7];[.G$16])-MAX([.$C7];[.F$16])))*[.$E7]" office:value-type="float" office:value="0" calcext:value-type="float">
            <text:p>0</text:p>
          </table:table-cell>
          <table:table-cell table:formula="of:=[.$E$17]*[.F7]/[.F$12]" office:value-type="float" office:value="0" calcext:value-type="float">
            <text:p>0</text:p>
          </table:table-cell>
          <table:table-cell table:formula="of:=(MAX(0;MIN([.$D7];[.I$16])-MAX([.$C7];[.H$16])))*[.$E7]" office:value-type="float" office:value="0" calcext:value-type="float">
            <text:p>0</text:p>
          </table:table-cell>
          <table:table-cell table:formula="of:=[.$E$17]*[.H7]/[.H$12]" office:value-type="float" office:value="0" calcext:value-type="float">
            <text:p>0</text:p>
          </table:table-cell>
          <table:table-cell table:formula="of:=(MAX(0;MIN([.$D7];[.K$16])-MAX([.$C7];[.J$16])))*[.$E7]" office:value-type="float" office:value="0" calcext:value-type="float">
            <text:p>0</text:p>
          </table:table-cell>
          <table:table-cell table:formula="of:=[.$E$17]*[.J7]/[.J$12]" office:value-type="float" office:value="0" calcext:value-type="float">
            <text:p>0</text:p>
          </table:table-cell>
          <table:table-cell table:formula="of:=(MAX(0;MIN([.$D7];[.M$16])-MAX([.$C7];[.L$16])))*[.$E7]" office:value-type="float" office:value="0" calcext:value-type="float">
            <text:p>0</text:p>
          </table:table-cell>
          <table:table-cell table:formula="of:=[.$E$17]*[.L7]/[.L$12]" office:value-type="float" office:value="0" calcext:value-type="float">
            <text:p>0</text:p>
          </table:table-cell>
          <table:table-cell table:formula="of:=(MAX(0;MIN([.$D7];[.O$16])-MAX([.$C7];[.N$16])))*[.$E7]" office:value-type="float" office:value="460" calcext:value-type="float">
            <text:p>460</text:p>
          </table:table-cell>
          <table:table-cell table:formula="of:=[.$E$17]*[.N7]/[.N$12]" office:value-type="float" office:value="2281.74603174603" calcext:value-type="float">
            <text:p>2281.7460317460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x3E5e9111Ae8eB78Fe1CC3bb8915d5D461F3Ef9A9</text:p>
          </table:table-cell>
          <table:table-cell/>
          <table:table-cell table:formula="of:=[.D7]" office:value-type="float" office:value="545" calcext:value-type="float">
            <text:p>545</text:p>
          </table:table-cell>
          <table:table-cell/>
          <table:table-cell table:formula="of:=(MAX(0;MIN([.$D8];[.G$16])-MAX([.$C8];[.F$16])))*[.$E8]" office:value-type="float" office:value="0" calcext:value-type="float">
            <text:p>0</text:p>
          </table:table-cell>
          <table:table-cell table:formula="of:=[.$E$17]*[.F8]/[.F$12]" office:value-type="float" office:value="0" calcext:value-type="float">
            <text:p>0</text:p>
          </table:table-cell>
          <table:table-cell table:formula="of:=(MAX(0;MIN([.$D8];[.I$16])-MAX([.$C8];[.H$16])))*[.$E8]" office:value-type="float" office:value="0" calcext:value-type="float">
            <text:p>0</text:p>
          </table:table-cell>
          <table:table-cell table:formula="of:=[.$E$17]*[.H8]/[.H$12]" office:value-type="float" office:value="0" calcext:value-type="float">
            <text:p>0</text:p>
          </table:table-cell>
          <table:table-cell table:formula="of:=(MAX(0;MIN([.$D8];[.K$16])-MAX([.$C8];[.J$16])))*[.$E8]" office:value-type="float" office:value="0" calcext:value-type="float">
            <text:p>0</text:p>
          </table:table-cell>
          <table:table-cell table:formula="of:=[.$E$17]*[.J8]/[.J$12]" office:value-type="float" office:value="0" calcext:value-type="float">
            <text:p>0</text:p>
          </table:table-cell>
          <table:table-cell table:formula="of:=(MAX(0;MIN([.$D8];[.M$16])-MAX([.$C8];[.L$16])))*[.$E8]" office:value-type="float" office:value="0" calcext:value-type="float">
            <text:p>0</text:p>
          </table:table-cell>
          <table:table-cell table:formula="of:=[.$E$17]*[.L8]/[.L$12]" office:value-type="float" office:value="0" calcext:value-type="float">
            <text:p>0</text:p>
          </table:table-cell>
          <table:table-cell table:formula="of:=(MAX(0;MIN([.$D8];[.O$16])-MAX([.$C8];[.N$16])))*[.$E8]" office:value-type="float" office:value="0" calcext:value-type="float">
            <text:p>0</text:p>
          </table:table-cell>
          <table:table-cell table:formula="of:=[.$E$17]*[.N8]/[.N$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x28a8746e75304c0780E011BEd21C72cD78cd535E</text:p>
          </table:table-cell>
          <table:table-cell/>
          <table:table-cell table:formula="of:=[.D8]" office:value-type="float" office:value="545" calcext:value-type="float">
            <text:p>545</text:p>
          </table:table-cell>
          <table:table-cell/>
          <table:table-cell table:formula="of:=(MAX(0;MIN([.$D9];[.G$16])-MAX([.$C9];[.F$16])))*[.$E9]" office:value-type="float" office:value="0" calcext:value-type="float">
            <text:p>0</text:p>
          </table:table-cell>
          <table:table-cell table:formula="of:=[.$E$17]*[.F9]/[.F$12]" office:value-type="float" office:value="0" calcext:value-type="float">
            <text:p>0</text:p>
          </table:table-cell>
          <table:table-cell table:formula="of:=(MAX(0;MIN([.$D9];[.I$16])-MAX([.$C9];[.H$16])))*[.$E9]" office:value-type="float" office:value="0" calcext:value-type="float">
            <text:p>0</text:p>
          </table:table-cell>
          <table:table-cell table:formula="of:=[.$E$17]*[.H9]/[.H$12]" office:value-type="float" office:value="0" calcext:value-type="float">
            <text:p>0</text:p>
          </table:table-cell>
          <table:table-cell table:formula="of:=(MAX(0;MIN([.$D9];[.K$16])-MAX([.$C9];[.J$16])))*[.$E9]" office:value-type="float" office:value="0" calcext:value-type="float">
            <text:p>0</text:p>
          </table:table-cell>
          <table:table-cell table:formula="of:=[.$E$17]*[.J9]/[.J$12]" office:value-type="float" office:value="0" calcext:value-type="float">
            <text:p>0</text:p>
          </table:table-cell>
          <table:table-cell table:formula="of:=(MAX(0;MIN([.$D9];[.M$16])-MAX([.$C9];[.L$16])))*[.$E9]" office:value-type="float" office:value="0" calcext:value-type="float">
            <text:p>0</text:p>
          </table:table-cell>
          <table:table-cell table:formula="of:=[.$E$17]*[.L9]/[.L$12]" office:value-type="float" office:value="0" calcext:value-type="float">
            <text:p>0</text:p>
          </table:table-cell>
          <table:table-cell table:formula="of:=(MAX(0;MIN([.$D9];[.O$16])-MAX([.$C9];[.N$16])))*[.$E9]" office:value-type="float" office:value="0" calcext:value-type="float">
            <text:p>0</text:p>
          </table:table-cell>
          <table:table-cell table:formula="of:=[.$E$17]*[.N9]/[.N$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xACa94ef8bD5ffEE41947b4585a84BdA5a3d3DA6E</text:p>
          </table:table-cell>
          <table:table-cell/>
          <table:table-cell table:formula="of:=[.D9]" office:value-type="float" office:value="545" calcext:value-type="float">
            <text:p>545</text:p>
          </table:table-cell>
          <table:table-cell/>
          <table:table-cell table:formula="of:=(MAX(0;MIN([.$D10];[.G$16])-MAX([.$C10];[.F$16])))*[.$E10]" office:value-type="float" office:value="0" calcext:value-type="float">
            <text:p>0</text:p>
          </table:table-cell>
          <table:table-cell table:formula="of:=[.$E$17]*[.F10]/[.F$12]" office:value-type="float" office:value="0" calcext:value-type="float">
            <text:p>0</text:p>
          </table:table-cell>
          <table:table-cell table:formula="of:=(MAX(0;MIN([.$D10];[.I$16])-MAX([.$C10];[.H$16])))*[.$E10]" office:value-type="float" office:value="0" calcext:value-type="float">
            <text:p>0</text:p>
          </table:table-cell>
          <table:table-cell table:formula="of:=[.$E$17]*[.H10]/[.H$12]" office:value-type="float" office:value="0" calcext:value-type="float">
            <text:p>0</text:p>
          </table:table-cell>
          <table:table-cell table:formula="of:=(MAX(0;MIN([.$D10];[.K$16])-MAX([.$C10];[.J$16])))*[.$E10]" office:value-type="float" office:value="0" calcext:value-type="float">
            <text:p>0</text:p>
          </table:table-cell>
          <table:table-cell table:formula="of:=[.$E$17]*[.J10]/[.J$12]" office:value-type="float" office:value="0" calcext:value-type="float">
            <text:p>0</text:p>
          </table:table-cell>
          <table:table-cell table:formula="of:=(MAX(0;MIN([.$D10];[.M$16])-MAX([.$C10];[.L$16])))*[.$E10]" office:value-type="float" office:value="0" calcext:value-type="float">
            <text:p>0</text:p>
          </table:table-cell>
          <table:table-cell table:formula="of:=[.$E$17]*[.L10]/[.L$12]" office:value-type="float" office:value="0" calcext:value-type="float">
            <text:p>0</text:p>
          </table:table-cell>
          <table:table-cell table:formula="of:=(MAX(0;MIN([.$D10];[.O$16])-MAX([.$C10];[.N$16])))*[.$E10]" office:value-type="float" office:value="0" calcext:value-type="float">
            <text:p>0</text:p>
          </table:table-cell>
          <table:table-cell table:formula="of:=[.$E$17]*[.N10]/[.N$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x1dF62f291b2E969fB0849d99D9Ce41e2F137006e</text:p>
          </table:table-cell>
          <table:table-cell/>
          <table:table-cell table:formula="of:=[.D10]" office:value-type="float" office:value="545" calcext:value-type="float">
            <text:p>545</text:p>
          </table:table-cell>
          <table:table-cell/>
          <table:table-cell table:formula="of:=(MAX(0;MIN([.$D11];[.G$16])-MAX([.$C11];[.F$16])))*[.$E11]" office:value-type="float" office:value="0" calcext:value-type="float">
            <text:p>0</text:p>
          </table:table-cell>
          <table:table-cell table:formula="of:=[.$E$17]*[.F11]/[.F$12]" office:value-type="float" office:value="0" calcext:value-type="float">
            <text:p>0</text:p>
          </table:table-cell>
          <table:table-cell table:formula="of:=(MAX(0;MIN([.$D11];[.I$16])-MAX([.$C11];[.H$16])))*[.$E11]" office:value-type="float" office:value="0" calcext:value-type="float">
            <text:p>0</text:p>
          </table:table-cell>
          <table:table-cell table:formula="of:=[.$E$17]*[.H11]/[.H$12]" office:value-type="float" office:value="0" calcext:value-type="float">
            <text:p>0</text:p>
          </table:table-cell>
          <table:table-cell table:formula="of:=(MAX(0;MIN([.$D11];[.K$16])-MAX([.$C11];[.J$16])))*[.$E11]" office:value-type="float" office:value="0" calcext:value-type="float">
            <text:p>0</text:p>
          </table:table-cell>
          <table:table-cell table:formula="of:=[.$E$17]*[.J11]/[.J$12]" office:value-type="float" office:value="0" calcext:value-type="float">
            <text:p>0</text:p>
          </table:table-cell>
          <table:table-cell table:formula="of:=(MAX(0;MIN([.$D11];[.M$16])-MAX([.$C11];[.L$16])))*[.$E11]" office:value-type="float" office:value="0" calcext:value-type="float">
            <text:p>0</text:p>
          </table:table-cell>
          <table:table-cell table:formula="of:=[.$E$17]*[.L11]/[.L$12]" office:value-type="float" office:value="0" calcext:value-type="float">
            <text:p>0</text:p>
          </table:table-cell>
          <table:table-cell table:formula="of:=(MAX(0;MIN([.$D11];[.O$16])-MAX([.$C11];[.N$16])))*[.$E11]" office:value-type="float" office:value="0" calcext:value-type="float">
            <text:p>0</text:p>
          </table:table-cell>
          <table:table-cell table:formula="of:=[.$E$17]*[.N11]/[.N$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SUM([.E2:.E11])" office:value-type="float" office:value="18" calcext:value-type="float">
            <text:p>18</text:p>
          </table:table-cell>
          <table:table-cell table:formula="of:=SUM([.F2:.F11])" office:value-type="float" office:value="203" calcext:value-type="float">
            <text:p>203</text:p>
          </table:table-cell>
          <table:table-cell table:formula="of:=SUM([.G2:.G11])" office:value-type="float" office:value="6250" calcext:value-type="float">
            <text:p>6250</text:p>
          </table:table-cell>
          <table:table-cell table:formula="of:=SUM([.H2:.H11])" office:value-type="float" office:value="400" calcext:value-type="float">
            <text:p>400</text:p>
          </table:table-cell>
          <table:table-cell table:formula="of:=SUM([.I2:.I11])" office:value-type="float" office:value="6250" calcext:value-type="float">
            <text:p>6250</text:p>
          </table:table-cell>
          <table:table-cell table:formula="of:=SUM([.J2:.J11])" office:value-type="float" office:value="588" calcext:value-type="float">
            <text:p>588</text:p>
          </table:table-cell>
          <table:table-cell table:formula="of:=SUM([.K2:.K11])" office:value-type="float" office:value="6250" calcext:value-type="float">
            <text:p>6250</text:p>
          </table:table-cell>
          <table:table-cell table:formula="of:=SUM([.L2:.L11])" office:value-type="float" office:value="800" calcext:value-type="float">
            <text:p>800</text:p>
          </table:table-cell>
          <table:table-cell table:formula="of:=SUM([.M2:.M11])" office:value-type="float" office:value="6250" calcext:value-type="float">
            <text:p>6250</text:p>
          </table:table-cell>
          <table:table-cell table:formula="of:=SUM([.N2:.N11])" office:value-type="float" office:value="1260" calcext:value-type="float">
            <text:p>1260</text:p>
          </table:table-cell>
          <table:table-cell table:formula="of:=SUM([.O2:.O11])" office:value-type="float" office:value="6250" calcext:value-type="float">
            <text:p>625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Blocks per snapshot</text:p>
          </table:table-cell>
          <table:covered-table-cell table:style-name="ce3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Blocks per period</text:p>
          </table:table-cell>
          <table:covered-table-cell table:style-name="ce4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 block</text:p>
          </table:table-cell>
          <table:covered-table-cell table:style-name="ce4"/>
          <table:table-cell office:value-type="float" office:value="45" calcext:value-type="float">
            <text:p>45</text:p>
          </table:table-cell>
          <table:table-cell table:formula="of:=[.E16]" office:value-type="float" office:value="45" calcext:value-type="float">
            <text:p>45</text:p>
          </table:table-cell>
          <table:table-cell table:formula="of:=[.F16]+[.$E$15]" office:value-type="float" office:value="145" calcext:value-type="float">
            <text:p>145</text:p>
          </table:table-cell>
          <table:table-cell table:formula="of:=[.G16]" office:value-type="float" office:value="145" calcext:value-type="float">
            <text:p>145</text:p>
          </table:table-cell>
          <table:table-cell table:formula="of:=[.H16]+[.$E$15]" office:value-type="float" office:value="245" calcext:value-type="float">
            <text:p>245</text:p>
          </table:table-cell>
          <table:table-cell table:formula="of:=[.I16]" office:value-type="float" office:value="245" calcext:value-type="float">
            <text:p>245</text:p>
          </table:table-cell>
          <table:table-cell table:formula="of:=[.J16]+[.$E$15]" office:value-type="float" office:value="345" calcext:value-type="float">
            <text:p>345</text:p>
          </table:table-cell>
          <table:table-cell table:formula="of:=[.K16]" office:value-type="float" office:value="345" calcext:value-type="float">
            <text:p>345</text:p>
          </table:table-cell>
          <table:table-cell table:formula="of:=[.L16]+[.$E$15]" office:value-type="float" office:value="445" calcext:value-type="float">
            <text:p>445</text:p>
          </table:table-cell>
          <table:table-cell table:formula="of:=[.M16]" office:value-type="float" office:value="445" calcext:value-type="float">
            <text:p>445</text:p>
          </table:table-cell>
          <table:table-cell table:formula="of:=[.N16]+[.$E$15]" office:value-type="float" office:value="545" calcext:value-type="float">
            <text:p>545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Rewards per period</text:p>
          </table:table-cell>
          <table:covered-table-cell table:style-name="ce4"/>
          <table:table-cell office:value-type="float" office:value="6250" calcext:value-type="float">
            <text:p>6250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psho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default-cell-style-name="ce8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Shares</text:p>
          </table:table-cell>
          <table:table-cell table:style-name="ce5" office:value-type="string" calcext:value-type="string" table:number-columns-spanned="2" table:number-rows-spanned="1">
            <text:p>Week 1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Week 2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Week 3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Week 4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Week 5</text:p>
          </table:table-cell>
          <table:covered-table-cell table:style-name="ce7"/>
          <table:table-cell table:style-name="ce1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90F8bf6A479f320ead074411a4B0e7944Ea8c9C1</text:p>
          </table:table-cell>
          <table:table-cell office:value-type="float" office:value="46" calcext:value-type="float">
            <text:p>46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IF(MAX([.$C2];[.F$16]+1)&gt;MIN([.$D2];[.G$16]);0;FLOOR((MIN([.$D2];[.G$16])-MAX([.$C2];[.F$16]+1)+1)/[.$E$14]+FLOOR((MOD(MIN([.$D2];[.G$16])-MAX([.$C2];[.F$16]+1)+1;[.$E$14])+MOD(MAX([.$C2];[.F$16]+1)-1-[.F$16];[.$E$14]))/[.$E$14]))*[.$E2])" office:value-type="float" office:value="0" calcext:value-type="float">
            <text:p>0</text:p>
          </table:table-cell>
          <table:table-cell table:formula="of:=[.$E$17]*[.F2]/[.F$12]" office:value-type="float" office:value="0" calcext:value-type="float">
            <text:p>0</text:p>
          </table:table-cell>
          <table:table-cell table:formula="of:=IF(MAX([.$C2];[.H$16]+1)&gt;MIN([.$D2];[.I$16]);0;FLOOR((MIN([.$D2];[.I$16])-MAX([.$C2];[.H$16]+1)+1)/[.$E$14]+FLOOR((MOD(MIN([.$D2];[.I$16])-MAX([.$C2];[.H$16]+1)+1;[.$E$14])+MOD(MAX([.$C2];[.H$16]+1)-1-[.H$16];[.$E$14]))/[.$E$14]))*[.$E2])" office:value-type="float" office:value="0" calcext:value-type="float">
            <text:p>0</text:p>
          </table:table-cell>
          <table:table-cell table:formula="of:=[.$E$17]*[.H2]/[.H$12]" office:value-type="float" office:value="0" calcext:value-type="float">
            <text:p>0</text:p>
          </table:table-cell>
          <table:table-cell table:formula="of:=IF(MAX([.$C2];[.J$16]+1)&gt;MIN([.$D2];[.K$16]);0;FLOOR((MIN([.$D2];[.K$16])-MAX([.$C2];[.J$16]+1)+1)/[.$E$14]+FLOOR((MOD(MIN([.$D2];[.K$16])-MAX([.$C2];[.J$16]+1)+1;[.$E$14])+MOD(MAX([.$C2];[.J$16]+1)-1-[.J$16];[.$E$14]))/[.$E$14]))*[.$E2])" office:value-type="float" office:value="0" calcext:value-type="float">
            <text:p>0</text:p>
          </table:table-cell>
          <table:table-cell table:formula="of:=[.$E$17]*[.J2]/[.J$12]" office:value-type="float" office:value="0" calcext:value-type="float">
            <text:p>0</text:p>
          </table:table-cell>
          <table:table-cell table:formula="of:=IF(MAX([.$C2];[.L$16]+1)&gt;MIN([.$D2];[.M$16]);0;FLOOR((MIN([.$D2];[.M$16])-MAX([.$C2];[.L$16]+1)+1)/[.$E$14]+FLOOR((MOD(MIN([.$D2];[.M$16])-MAX([.$C2];[.L$16]+1)+1;[.$E$14])+MOD(MAX([.$C2];[.L$16]+1)-1-[.L$16];[.$E$14]))/[.$E$14]))*[.$E2])" office:value-type="float" office:value="0" calcext:value-type="float">
            <text:p>0</text:p>
          </table:table-cell>
          <table:table-cell table:formula="of:=[.$E$17]*[.L2]/[.L$12]" office:value-type="float" office:value="0" calcext:value-type="float">
            <text:p>0</text:p>
          </table:table-cell>
          <table:table-cell table:formula="of:=IF(MAX([.$C2];[.N$16]+1)&gt;MIN([.$D2];[.O$16]);0;FLOOR((MIN([.$D2];[.O$16])-MAX([.$C2];[.N$16]+1)+1)/[.$E$14]+FLOOR((MOD(MIN([.$D2];[.O$16])-MAX([.$C2];[.N$16]+1)+1;[.$E$14])+MOD(MAX([.$C2];[.N$16]+1)-1-[.N$16];[.$E$14]))/[.$E$14]))*[.$E2])" office:value-type="float" office:value="0" calcext:value-type="float">
            <text:p>0</text:p>
          </table:table-cell>
          <table:table-cell table:formula="of:=[.$E$17]*[.N2]/[.N$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Fcf8FDEE72ac11b5c542428B35EEF5769C409f0</text:p>
          </table:table-cell>
          <table:table-cell office:value-type="float" office:value="47" calcext:value-type="float">
            <text:p>47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formula="of:=IF(MAX([.$C3];[.F$16]+1)&gt;MIN([.$D3];[.G$16]);0;FLOOR((MIN([.$D3];[.G$16])-MAX([.$C3];[.F$16]+1)+1)/[.$E$14]+FLOOR((MOD(MIN([.$D3];[.G$16])-MAX([.$C3];[.F$16]+1)+1;[.$E$14])+MOD(MAX([.$C3];[.F$16]+1)-1-[.F$16];[.$E$14]))/[.$E$14]))*[.$E3])" office:value-type="float" office:value="25" calcext:value-type="float">
            <text:p>25</text:p>
          </table:table-cell>
          <table:table-cell table:formula="of:=[.$E$17]*[.F3]/[.F$12]" office:value-type="float" office:value="2893.51851851852" calcext:value-type="float">
            <text:p>2893.51851851852</text:p>
          </table:table-cell>
          <table:table-cell table:formula="of:=IF(MAX([.$C3];[.H$16]+1)&gt;MIN([.$D3];[.I$16]);0;FLOOR((MIN([.$D3];[.I$16])-MAX([.$C3];[.H$16]+1)+1)/[.$E$14]+FLOOR((MOD(MIN([.$D3];[.I$16])-MAX([.$C3];[.H$16]+1)+1;[.$E$14])+MOD(MAX([.$C3];[.H$16]+1)-1-[.H$16];[.$E$14]))/[.$E$14]))*[.$E3])" office:value-type="float" office:value="25" calcext:value-type="float">
            <text:p>25</text:p>
          </table:table-cell>
          <table:table-cell table:formula="of:=[.$E$17]*[.H3]/[.H$12]" office:value-type="float" office:value="1562.5" calcext:value-type="float">
            <text:p>1562.5</text:p>
          </table:table-cell>
          <table:table-cell table:formula="of:=IF(MAX([.$C3];[.J$16]+1)&gt;MIN([.$D3];[.K$16]);0;FLOOR((MIN([.$D3];[.K$16])-MAX([.$C3];[.J$16]+1)+1)/[.$E$14]+FLOOR((MOD(MIN([.$D3];[.K$16])-MAX([.$C3];[.J$16]+1)+1;[.$E$14])+MOD(MAX([.$C3];[.J$16]+1)-1-[.J$16];[.$E$14]))/[.$E$14]))*[.$E3])" office:value-type="float" office:value="25" calcext:value-type="float">
            <text:p>25</text:p>
          </table:table-cell>
          <table:table-cell table:formula="of:=[.$E$17]*[.J3]/[.J$12]" office:value-type="float" office:value="1055.74324324324" calcext:value-type="float">
            <text:p>1055.74324324324</text:p>
          </table:table-cell>
          <table:table-cell table:formula="of:=IF(MAX([.$C3];[.L$16]+1)&gt;MIN([.$D3];[.M$16]);0;FLOOR((MIN([.$D3];[.M$16])-MAX([.$C3];[.L$16]+1)+1)/[.$E$14]+FLOOR((MOD(MIN([.$D3];[.M$16])-MAX([.$C3];[.L$16]+1)+1;[.$E$14])+MOD(MAX([.$C3];[.L$16]+1)-1-[.L$16];[.$E$14]))/[.$E$14]))*[.$E3])" office:value-type="float" office:value="25" calcext:value-type="float">
            <text:p>25</text:p>
          </table:table-cell>
          <table:table-cell table:formula="of:=[.$E$17]*[.L3]/[.L$12]" office:value-type="float" office:value="781.25" calcext:value-type="float">
            <text:p>781.25</text:p>
          </table:table-cell>
          <table:table-cell table:formula="of:=IF(MAX([.$C3];[.N$16]+1)&gt;MIN([.$D3];[.O$16]);0;FLOOR((MIN([.$D3];[.O$16])-MAX([.$C3];[.N$16]+1)+1)/[.$E$14]+FLOOR((MOD(MIN([.$D3];[.O$16])-MAX([.$C3];[.N$16]+1)+1;[.$E$14])+MOD(MAX([.$C3];[.N$16]+1)-1-[.N$16];[.$E$14]))/[.$E$14]))*[.$E3])" office:value-type="float" office:value="25" calcext:value-type="float">
            <text:p>25</text:p>
          </table:table-cell>
          <table:table-cell table:formula="of:=[.$E$17]*[.N3]/[.N$12]" office:value-type="float" office:value="488.28125" calcext:value-type="float">
            <text:p>488.2812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22d491Bde2303f2f43325b2108D26f1eAbA1e32b</text:p>
          </table:table-cell>
          <table:table-cell office:value-type="float" office:value="56" calcext:value-type="float">
            <text:p>56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formula="of:=IF(MAX([.$C4];[.F$16]+1)&gt;MIN([.$D4];[.G$16]);0;FLOOR((MIN([.$D4];[.G$16])-MAX([.$C4];[.F$16]+1)+1)/[.$E$14]+FLOOR((MOD(MIN([.$D4];[.G$16])-MAX([.$C4];[.F$16]+1)+1;[.$E$14])+MOD(MAX([.$C4];[.F$16]+1)-1-[.F$16];[.$E$14]))/[.$E$14]))*[.$E4])" office:value-type="float" office:value="23" calcext:value-type="float">
            <text:p>23</text:p>
          </table:table-cell>
          <table:table-cell table:formula="of:=[.$E$17]*[.F4]/[.F$12]" office:value-type="float" office:value="2662.03703703704" calcext:value-type="float">
            <text:p>2662.03703703704</text:p>
          </table:table-cell>
          <table:table-cell table:formula="of:=IF(MAX([.$C4];[.H$16]+1)&gt;MIN([.$D4];[.I$16]);0;FLOOR((MIN([.$D4];[.I$16])-MAX([.$C4];[.H$16]+1)+1)/[.$E$14]+FLOOR((MOD(MIN([.$D4];[.I$16])-MAX([.$C4];[.H$16]+1)+1;[.$E$14])+MOD(MAX([.$C4];[.H$16]+1)-1-[.H$16];[.$E$14]))/[.$E$14]))*[.$E4])" office:value-type="float" office:value="25" calcext:value-type="float">
            <text:p>25</text:p>
          </table:table-cell>
          <table:table-cell table:formula="of:=[.$E$17]*[.H4]/[.H$12]" office:value-type="float" office:value="1562.5" calcext:value-type="float">
            <text:p>1562.5</text:p>
          </table:table-cell>
          <table:table-cell table:formula="of:=IF(MAX([.$C4];[.J$16]+1)&gt;MIN([.$D4];[.K$16]);0;FLOOR((MIN([.$D4];[.K$16])-MAX([.$C4];[.J$16]+1)+1)/[.$E$14]+FLOOR((MOD(MIN([.$D4];[.K$16])-MAX([.$C4];[.J$16]+1)+1;[.$E$14])+MOD(MAX([.$C4];[.J$16]+1)-1-[.J$16];[.$E$14]))/[.$E$14]))*[.$E4])" office:value-type="float" office:value="25" calcext:value-type="float">
            <text:p>25</text:p>
          </table:table-cell>
          <table:table-cell table:formula="of:=[.$E$17]*[.J4]/[.J$12]" office:value-type="float" office:value="1055.74324324324" calcext:value-type="float">
            <text:p>1055.74324324324</text:p>
          </table:table-cell>
          <table:table-cell table:formula="of:=IF(MAX([.$C4];[.L$16]+1)&gt;MIN([.$D4];[.M$16]);0;FLOOR((MIN([.$D4];[.M$16])-MAX([.$C4];[.L$16]+1)+1)/[.$E$14]+FLOOR((MOD(MIN([.$D4];[.M$16])-MAX([.$C4];[.L$16]+1)+1;[.$E$14])+MOD(MAX([.$C4];[.L$16]+1)-1-[.L$16];[.$E$14]))/[.$E$14]))*[.$E4])" office:value-type="float" office:value="25" calcext:value-type="float">
            <text:p>25</text:p>
          </table:table-cell>
          <table:table-cell table:formula="of:=[.$E$17]*[.L4]/[.L$12]" office:value-type="float" office:value="781.25" calcext:value-type="float">
            <text:p>781.25</text:p>
          </table:table-cell>
          <table:table-cell table:formula="of:=IF(MAX([.$C4];[.N$16]+1)&gt;MIN([.$D4];[.O$16]);0;FLOOR((MIN([.$D4];[.O$16])-MAX([.$C4];[.N$16]+1)+1)/[.$E$14]+FLOOR((MOD(MIN([.$D4];[.O$16])-MAX([.$C4];[.N$16]+1)+1;[.$E$14])+MOD(MAX([.$C4];[.N$16]+1)-1-[.N$16];[.$E$14]))/[.$E$14]))*[.$E4])" office:value-type="float" office:value="25" calcext:value-type="float">
            <text:p>25</text:p>
          </table:table-cell>
          <table:table-cell table:formula="of:=[.$E$17]*[.N4]/[.N$12]" office:value-type="float" office:value="488.28125" calcext:value-type="float">
            <text:p>488.28125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xE11BA2b4D45Eaed5996Cd0823791E0C93114882d</text:p>
          </table:table-cell>
          <table:table-cell office:value-type="float" office:value="137" calcext:value-type="float">
            <text:p>137</text:p>
          </table:table-cell>
          <table:table-cell table:formula="of:=[.D4]"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  <table:table-cell table:formula="of:=IF(MAX([.$C5];[.F$16]+1)&gt;MIN([.$D5];[.G$16]);0;FLOOR((MIN([.$D5];[.G$16])-MAX([.$C5];[.F$16]+1)+1)/[.$E$14]+FLOOR((MOD(MIN([.$D5];[.G$16])-MAX([.$C5];[.F$16]+1)+1;[.$E$14])+MOD(MAX([.$C5];[.F$16]+1)-1-[.F$16];[.$E$14]))/[.$E$14]))*[.$E5])" office:value-type="float" office:value="6" calcext:value-type="float">
            <text:p>6</text:p>
          </table:table-cell>
          <table:table-cell table:formula="of:=[.$E$17]*[.F5]/[.F$12]" office:value-type="float" office:value="694.444444444444" calcext:value-type="float">
            <text:p>694.444444444444</text:p>
          </table:table-cell>
          <table:table-cell table:formula="of:=IF(MAX([.$C5];[.H$16]+1)&gt;MIN([.$D5];[.I$16]);0;FLOOR((MIN([.$D5];[.I$16])-MAX([.$C5];[.H$16]+1)+1)/[.$E$14]+FLOOR((MOD(MIN([.$D5];[.I$16])-MAX([.$C5];[.H$16]+1)+1;[.$E$14])+MOD(MAX([.$C5];[.H$16]+1)-1-[.H$16];[.$E$14]))/[.$E$14]))*[.$E5])" office:value-type="float" office:value="50" calcext:value-type="float">
            <text:p>50</text:p>
          </table:table-cell>
          <table:table-cell table:formula="of:=[.$E$17]*[.H5]/[.H$12]" office:value-type="float" office:value="3125" calcext:value-type="float">
            <text:p>3125</text:p>
          </table:table-cell>
          <table:table-cell table:formula="of:=IF(MAX([.$C5];[.J$16]+1)&gt;MIN([.$D5];[.K$16]);0;FLOOR((MIN([.$D5];[.K$16])-MAX([.$C5];[.J$16]+1)+1)/[.$E$14]+FLOOR((MOD(MIN([.$D5];[.K$16])-MAX([.$C5];[.J$16]+1)+1;[.$E$14])+MOD(MAX([.$C5];[.J$16]+1)-1-[.J$16];[.$E$14]))/[.$E$14]))*[.$E5])" office:value-type="float" office:value="50" calcext:value-type="float">
            <text:p>50</text:p>
          </table:table-cell>
          <table:table-cell table:formula="of:=[.$E$17]*[.J5]/[.J$12]" office:value-type="float" office:value="2111.48648648649" calcext:value-type="float">
            <text:p>2111.48648648649</text:p>
          </table:table-cell>
          <table:table-cell table:formula="of:=IF(MAX([.$C5];[.L$16]+1)&gt;MIN([.$D5];[.M$16]);0;FLOOR((MIN([.$D5];[.M$16])-MAX([.$C5];[.L$16]+1)+1)/[.$E$14]+FLOOR((MOD(MIN([.$D5];[.M$16])-MAX([.$C5];[.L$16]+1)+1;[.$E$14])+MOD(MAX([.$C5];[.L$16]+1)-1-[.L$16];[.$E$14]))/[.$E$14]))*[.$E5])" office:value-type="float" office:value="50" calcext:value-type="float">
            <text:p>50</text:p>
          </table:table-cell>
          <table:table-cell table:formula="of:=[.$E$17]*[.L5]/[.L$12]" office:value-type="float" office:value="1562.5" calcext:value-type="float">
            <text:p>1562.5</text:p>
          </table:table-cell>
          <table:table-cell table:formula="of:=IF(MAX([.$C5];[.N$16]+1)&gt;MIN([.$D5];[.O$16]);0;FLOOR((MIN([.$D5];[.O$16])-MAX([.$C5];[.N$16]+1)+1)/[.$E$14]+FLOOR((MOD(MIN([.$D5];[.O$16])-MAX([.$C5];[.N$16]+1)+1;[.$E$14])+MOD(MAX([.$C5];[.N$16]+1)-1-[.N$16];[.$E$14]))/[.$E$14]))*[.$E5])" office:value-type="float" office:value="50" calcext:value-type="float">
            <text:p>50</text:p>
          </table:table-cell>
          <table:table-cell table:formula="of:=[.$E$17]*[.N5]/[.N$12]" office:value-type="float" office:value="976.5625" calcext:value-type="float">
            <text:p>976.5625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d03ea8624C8C5987235048901fB614fDcA89b117</text:p>
          </table:table-cell>
          <table:table-cell office:value-type="float" office:value="298" calcext:value-type="float">
            <text:p>298</text:p>
          </table:table-cell>
          <table:table-cell table:formula="of:=[.D5]" office:value-type="float" office:value="545" calcext:value-type="float">
            <text:p>545</text:p>
          </table:table-cell>
          <table:table-cell office:value-type="float" office:value="4" calcext:value-type="float">
            <text:p>4</text:p>
          </table:table-cell>
          <table:table-cell table:formula="of:=IF(MAX([.$C6];[.F$16]+1)&gt;MIN([.$D6];[.G$16]);0;FLOOR((MIN([.$D6];[.G$16])-MAX([.$C6];[.F$16]+1)+1)/[.$E$14]+FLOOR((MOD(MIN([.$D6];[.G$16])-MAX([.$C6];[.F$16]+1)+1;[.$E$14])+MOD(MAX([.$C6];[.F$16]+1)-1-[.F$16];[.$E$14]))/[.$E$14]))*[.$E6])" office:value-type="float" office:value="0" calcext:value-type="float">
            <text:p>0</text:p>
          </table:table-cell>
          <table:table-cell table:formula="of:=[.$E$17]*[.F6]/[.F$12]" office:value-type="float" office:value="0" calcext:value-type="float">
            <text:p>0</text:p>
          </table:table-cell>
          <table:table-cell table:formula="of:=IF(MAX([.$C6];[.H$16]+1)&gt;MIN([.$D6];[.I$16]);0;FLOOR((MIN([.$D6];[.I$16])-MAX([.$C6];[.H$16]+1)+1)/[.$E$14]+FLOOR((MOD(MIN([.$D6];[.I$16])-MAX([.$C6];[.H$16]+1)+1;[.$E$14])+MOD(MAX([.$C6];[.H$16]+1)-1-[.H$16];[.$E$14]))/[.$E$14]))*[.$E6])" office:value-type="float" office:value="0" calcext:value-type="float">
            <text:p>0</text:p>
          </table:table-cell>
          <table:table-cell table:formula="of:=[.$E$17]*[.H6]/[.H$12]" office:value-type="float" office:value="0" calcext:value-type="float">
            <text:p>0</text:p>
          </table:table-cell>
          <table:table-cell table:formula="of:=IF(MAX([.$C6];[.J$16]+1)&gt;MIN([.$D6];[.K$16]);0;FLOOR((MIN([.$D6];[.K$16])-MAX([.$C6];[.J$16]+1)+1)/[.$E$14]+FLOOR((MOD(MIN([.$D6];[.K$16])-MAX([.$C6];[.J$16]+1)+1;[.$E$14])+MOD(MAX([.$C6];[.J$16]+1)-1-[.J$16];[.$E$14]))/[.$E$14]))*[.$E6])" office:value-type="float" office:value="48" calcext:value-type="float">
            <text:p>48</text:p>
          </table:table-cell>
          <table:table-cell table:formula="of:=[.$E$17]*[.J6]/[.J$12]" office:value-type="float" office:value="2027.02702702703" calcext:value-type="float">
            <text:p>2027.02702702703</text:p>
          </table:table-cell>
          <table:table-cell table:formula="of:=IF(MAX([.$C6];[.L$16]+1)&gt;MIN([.$D6];[.M$16]);0;FLOOR((MIN([.$D6];[.M$16])-MAX([.$C6];[.L$16]+1)+1)/[.$E$14]+FLOOR((MOD(MIN([.$D6];[.M$16])-MAX([.$C6];[.L$16]+1)+1;[.$E$14])+MOD(MAX([.$C6];[.L$16]+1)-1-[.L$16];[.$E$14]))/[.$E$14]))*[.$E6])" office:value-type="float" office:value="100" calcext:value-type="float">
            <text:p>100</text:p>
          </table:table-cell>
          <table:table-cell table:formula="of:=[.$E$17]*[.L6]/[.L$12]" office:value-type="float" office:value="3125" calcext:value-type="float">
            <text:p>3125</text:p>
          </table:table-cell>
          <table:table-cell table:formula="of:=IF(MAX([.$C6];[.N$16]+1)&gt;MIN([.$D6];[.O$16]);0;FLOOR((MIN([.$D6];[.O$16])-MAX([.$C6];[.N$16]+1)+1)/[.$E$14]+FLOOR((MOD(MIN([.$D6];[.O$16])-MAX([.$C6];[.N$16]+1)+1;[.$E$14])+MOD(MAX([.$C6];[.N$16]+1)-1-[.N$16];[.$E$14]))/[.$E$14]))*[.$E6])" office:value-type="float" office:value="100" calcext:value-type="float">
            <text:p>100</text:p>
          </table:table-cell>
          <table:table-cell table:formula="of:=[.$E$17]*[.N6]/[.N$12]" office:value-type="float" office:value="1953.125" calcext:value-type="float">
            <text:p>1953.125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95cED938F7991cd0dFcb48F0a06a40FA1aF46EBC</text:p>
          </table:table-cell>
          <table:table-cell office:value-type="float" office:value="499" calcext:value-type="float">
            <text:p>499</text:p>
          </table:table-cell>
          <table:table-cell table:formula="of:=[.D6]"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  <table:table-cell table:formula="of:=IF(MAX([.$C7];[.F$16]+1)&gt;MIN([.$D7];[.G$16]);0;FLOOR((MIN([.$D7];[.G$16])-MAX([.$C7];[.F$16]+1)+1)/[.$E$14]+FLOOR((MOD(MIN([.$D7];[.G$16])-MAX([.$C7];[.F$16]+1)+1;[.$E$14])+MOD(MAX([.$C7];[.F$16]+1)-1-[.F$16];[.$E$14]))/[.$E$14]))*[.$E7])" office:value-type="float" office:value="0" calcext:value-type="float">
            <text:p>0</text:p>
          </table:table-cell>
          <table:table-cell table:formula="of:=[.$E$17]*[.F7]/[.F$12]" office:value-type="float" office:value="0" calcext:value-type="float">
            <text:p>0</text:p>
          </table:table-cell>
          <table:table-cell table:formula="of:=IF(MAX([.$C7];[.H$16]+1)&gt;MIN([.$D7];[.I$16]);0;FLOOR((MIN([.$D7];[.I$16])-MAX([.$C7];[.H$16]+1)+1)/[.$E$14]+FLOOR((MOD(MIN([.$D7];[.I$16])-MAX([.$C7];[.H$16]+1)+1;[.$E$14])+MOD(MAX([.$C7];[.H$16]+1)-1-[.H$16];[.$E$14]))/[.$E$14]))*[.$E7])" office:value-type="float" office:value="0" calcext:value-type="float">
            <text:p>0</text:p>
          </table:table-cell>
          <table:table-cell table:formula="of:=[.$E$17]*[.H7]/[.H$12]" office:value-type="float" office:value="0" calcext:value-type="float">
            <text:p>0</text:p>
          </table:table-cell>
          <table:table-cell table:formula="of:=IF(MAX([.$C7];[.J$16]+1)&gt;MIN([.$D7];[.K$16]);0;FLOOR((MIN([.$D7];[.K$16])-MAX([.$C7];[.J$16]+1)+1)/[.$E$14]+FLOOR((MOD(MIN([.$D7];[.K$16])-MAX([.$C7];[.J$16]+1)+1;[.$E$14])+MOD(MAX([.$C7];[.J$16]+1)-1-[.J$16];[.$E$14]))/[.$E$14]))*[.$E7])" office:value-type="float" office:value="0" calcext:value-type="float">
            <text:p>0</text:p>
          </table:table-cell>
          <table:table-cell table:formula="of:=[.$E$17]*[.J7]/[.J$12]" office:value-type="float" office:value="0" calcext:value-type="float">
            <text:p>0</text:p>
          </table:table-cell>
          <table:table-cell table:formula="of:=IF(MAX([.$C7];[.L$16]+1)&gt;MIN([.$D7];[.M$16]);0;FLOOR((MIN([.$D7];[.M$16])-MAX([.$C7];[.L$16]+1)+1)/[.$E$14]+FLOOR((MOD(MIN([.$D7];[.M$16])-MAX([.$C7];[.L$16]+1)+1;[.$E$14])+MOD(MAX([.$C7];[.L$16]+1)-1-[.L$16];[.$E$14]))/[.$E$14]))*[.$E7])" office:value-type="float" office:value="0" calcext:value-type="float">
            <text:p>0</text:p>
          </table:table-cell>
          <table:table-cell table:formula="of:=[.$E$17]*[.L7]/[.L$12]" office:value-type="float" office:value="0" calcext:value-type="float">
            <text:p>0</text:p>
          </table:table-cell>
          <table:table-cell table:formula="of:=IF(MAX([.$C7];[.N$16]+1)&gt;MIN([.$D7];[.O$16]);0;FLOOR((MIN([.$D7];[.O$16])-MAX([.$C7];[.N$16]+1)+1)/[.$E$14]+FLOOR((MOD(MIN([.$D7];[.O$16])-MAX([.$C7];[.N$16]+1)+1;[.$E$14])+MOD(MAX([.$C7];[.N$16]+1)-1-[.N$16];[.$E$14]))/[.$E$14]))*[.$E7])" office:value-type="float" office:value="120" calcext:value-type="float">
            <text:p>120</text:p>
          </table:table-cell>
          <table:table-cell table:formula="of:=[.$E$17]*[.N7]/[.N$12]" office:value-type="float" office:value="2343.75" calcext:value-type="float">
            <text:p>2343.75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x3E5e9111Ae8eB78Fe1CC3bb8915d5D461F3Ef9A9</text:p>
          </table:table-cell>
          <table:table-cell/>
          <table:table-cell table:formula="of:=[.D7]" office:value-type="float" office:value="545" calcext:value-type="float">
            <text:p>545</text:p>
          </table:table-cell>
          <table:table-cell/>
          <table:table-cell table:formula="of:=IF(MAX([.$C8];[.F$16]+1)&gt;MIN([.$D8];[.G$16]);0;FLOOR((MIN([.$D8];[.G$16])-MAX([.$C8];[.F$16]+1)+1)/[.$E$14]+FLOOR((MOD(MIN([.$D8];[.G$16])-MAX([.$C8];[.F$16]+1)+1;[.$E$14])+MOD(MAX([.$C8];[.F$16]+1)-1-[.F$16];[.$E$14]))/[.$E$14]))*[.$E8])" office:value-type="float" office:value="0" calcext:value-type="float">
            <text:p>0</text:p>
          </table:table-cell>
          <table:table-cell table:formula="of:=[.$E$17]*[.F8]/[.F$12]" office:value-type="float" office:value="0" calcext:value-type="float">
            <text:p>0</text:p>
          </table:table-cell>
          <table:table-cell table:formula="of:=IF(MAX([.$C8];[.H$16]+1)&gt;MIN([.$D8];[.I$16]);0;FLOOR((MIN([.$D8];[.I$16])-MAX([.$C8];[.H$16]+1)+1)/[.$E$14]+FLOOR((MOD(MIN([.$D8];[.I$16])-MAX([.$C8];[.H$16]+1)+1;[.$E$14])+MOD(MAX([.$C8];[.H$16]+1)-1-[.H$16];[.$E$14]))/[.$E$14]))*[.$E8])" office:value-type="float" office:value="0" calcext:value-type="float">
            <text:p>0</text:p>
          </table:table-cell>
          <table:table-cell table:formula="of:=[.$E$17]*[.H8]/[.H$12]" office:value-type="float" office:value="0" calcext:value-type="float">
            <text:p>0</text:p>
          </table:table-cell>
          <table:table-cell table:formula="of:=IF(MAX([.$C8];[.J$16]+1)&gt;MIN([.$D8];[.K$16]);0;FLOOR((MIN([.$D8];[.K$16])-MAX([.$C8];[.J$16]+1)+1)/[.$E$14]+FLOOR((MOD(MIN([.$D8];[.K$16])-MAX([.$C8];[.J$16]+1)+1;[.$E$14])+MOD(MAX([.$C8];[.J$16]+1)-1-[.J$16];[.$E$14]))/[.$E$14]))*[.$E8])" office:value-type="float" office:value="0" calcext:value-type="float">
            <text:p>0</text:p>
          </table:table-cell>
          <table:table-cell table:formula="of:=[.$E$17]*[.J8]/[.J$12]" office:value-type="float" office:value="0" calcext:value-type="float">
            <text:p>0</text:p>
          </table:table-cell>
          <table:table-cell table:formula="of:=IF(MAX([.$C8];[.L$16]+1)&gt;MIN([.$D8];[.M$16]);0;FLOOR((MIN([.$D8];[.M$16])-MAX([.$C8];[.L$16]+1)+1)/[.$E$14]+FLOOR((MOD(MIN([.$D8];[.M$16])-MAX([.$C8];[.L$16]+1)+1;[.$E$14])+MOD(MAX([.$C8];[.L$16]+1)-1-[.L$16];[.$E$14]))/[.$E$14]))*[.$E8])" office:value-type="float" office:value="0" calcext:value-type="float">
            <text:p>0</text:p>
          </table:table-cell>
          <table:table-cell table:formula="of:=[.$E$17]*[.L8]/[.L$12]" office:value-type="float" office:value="0" calcext:value-type="float">
            <text:p>0</text:p>
          </table:table-cell>
          <table:table-cell table:formula="of:=IF(MAX([.$C8];[.N$16]+1)&gt;MIN([.$D8];[.O$16]);0;FLOOR((MIN([.$D8];[.O$16])-MAX([.$C8];[.N$16]+1)+1)/[.$E$14]+FLOOR((MOD(MIN([.$D8];[.O$16])-MAX([.$C8];[.N$16]+1)+1;[.$E$14])+MOD(MAX([.$C8];[.N$16]+1)-1-[.N$16];[.$E$14]))/[.$E$14]))*[.$E8])" office:value-type="float" office:value="0" calcext:value-type="float">
            <text:p>0</text:p>
          </table:table-cell>
          <table:table-cell table:formula="of:=[.$E$17]*[.N8]/[.N$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x28a8746e75304c0780E011BEd21C72cD78cd535E</text:p>
          </table:table-cell>
          <table:table-cell/>
          <table:table-cell table:formula="of:=[.D8]" office:value-type="float" office:value="545" calcext:value-type="float">
            <text:p>545</text:p>
          </table:table-cell>
          <table:table-cell/>
          <table:table-cell table:formula="of:=IF(MAX([.$C9];[.F$16]+1)&gt;MIN([.$D9];[.G$16]);0;FLOOR((MIN([.$D9];[.G$16])-MAX([.$C9];[.F$16]+1)+1)/[.$E$14]+FLOOR((MOD(MIN([.$D9];[.G$16])-MAX([.$C9];[.F$16]+1)+1;[.$E$14])+MOD(MAX([.$C9];[.F$16]+1)-1-[.F$16];[.$E$14]))/[.$E$14]))*[.$E9])" office:value-type="float" office:value="0" calcext:value-type="float">
            <text:p>0</text:p>
          </table:table-cell>
          <table:table-cell table:formula="of:=[.$E$17]*[.F9]/[.F$12]" office:value-type="float" office:value="0" calcext:value-type="float">
            <text:p>0</text:p>
          </table:table-cell>
          <table:table-cell table:formula="of:=IF(MAX([.$C9];[.H$16]+1)&gt;MIN([.$D9];[.I$16]);0;FLOOR((MIN([.$D9];[.I$16])-MAX([.$C9];[.H$16]+1)+1)/[.$E$14]+FLOOR((MOD(MIN([.$D9];[.I$16])-MAX([.$C9];[.H$16]+1)+1;[.$E$14])+MOD(MAX([.$C9];[.H$16]+1)-1-[.H$16];[.$E$14]))/[.$E$14]))*[.$E9])" office:value-type="float" office:value="0" calcext:value-type="float">
            <text:p>0</text:p>
          </table:table-cell>
          <table:table-cell table:formula="of:=[.$E$17]*[.H9]/[.H$12]" office:value-type="float" office:value="0" calcext:value-type="float">
            <text:p>0</text:p>
          </table:table-cell>
          <table:table-cell table:formula="of:=IF(MAX([.$C9];[.J$16]+1)&gt;MIN([.$D9];[.K$16]);0;FLOOR((MIN([.$D9];[.K$16])-MAX([.$C9];[.J$16]+1)+1)/[.$E$14]+FLOOR((MOD(MIN([.$D9];[.K$16])-MAX([.$C9];[.J$16]+1)+1;[.$E$14])+MOD(MAX([.$C9];[.J$16]+1)-1-[.J$16];[.$E$14]))/[.$E$14]))*[.$E9])" office:value-type="float" office:value="0" calcext:value-type="float">
            <text:p>0</text:p>
          </table:table-cell>
          <table:table-cell table:formula="of:=[.$E$17]*[.J9]/[.J$12]" office:value-type="float" office:value="0" calcext:value-type="float">
            <text:p>0</text:p>
          </table:table-cell>
          <table:table-cell table:formula="of:=IF(MAX([.$C9];[.L$16]+1)&gt;MIN([.$D9];[.M$16]);0;FLOOR((MIN([.$D9];[.M$16])-MAX([.$C9];[.L$16]+1)+1)/[.$E$14]+FLOOR((MOD(MIN([.$D9];[.M$16])-MAX([.$C9];[.L$16]+1)+1;[.$E$14])+MOD(MAX([.$C9];[.L$16]+1)-1-[.L$16];[.$E$14]))/[.$E$14]))*[.$E9])" office:value-type="float" office:value="0" calcext:value-type="float">
            <text:p>0</text:p>
          </table:table-cell>
          <table:table-cell table:formula="of:=[.$E$17]*[.L9]/[.L$12]" office:value-type="float" office:value="0" calcext:value-type="float">
            <text:p>0</text:p>
          </table:table-cell>
          <table:table-cell table:formula="of:=IF(MAX([.$C9];[.N$16]+1)&gt;MIN([.$D9];[.O$16]);0;FLOOR((MIN([.$D9];[.O$16])-MAX([.$C9];[.N$16]+1)+1)/[.$E$14]+FLOOR((MOD(MIN([.$D9];[.O$16])-MAX([.$C9];[.N$16]+1)+1;[.$E$14])+MOD(MAX([.$C9];[.N$16]+1)-1-[.N$16];[.$E$14]))/[.$E$14]))*[.$E9])" office:value-type="float" office:value="0" calcext:value-type="float">
            <text:p>0</text:p>
          </table:table-cell>
          <table:table-cell table:formula="of:=[.$E$17]*[.N9]/[.N$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xACa94ef8bD5ffEE41947b4585a84BdA5a3d3DA6E</text:p>
          </table:table-cell>
          <table:table-cell/>
          <table:table-cell table:formula="of:=[.D9]" office:value-type="float" office:value="545" calcext:value-type="float">
            <text:p>545</text:p>
          </table:table-cell>
          <table:table-cell/>
          <table:table-cell table:formula="of:=IF(MAX([.$C10];[.F$16]+1)&gt;MIN([.$D10];[.G$16]);0;FLOOR((MIN([.$D10];[.G$16])-MAX([.$C10];[.F$16]+1)+1)/[.$E$14]+FLOOR((MOD(MIN([.$D10];[.G$16])-MAX([.$C10];[.F$16]+1)+1;[.$E$14])+MOD(MAX([.$C10];[.F$16]+1)-1-[.F$16];[.$E$14]))/[.$E$14]))*[.$E10])" office:value-type="float" office:value="0" calcext:value-type="float">
            <text:p>0</text:p>
          </table:table-cell>
          <table:table-cell table:formula="of:=[.$E$17]*[.F10]/[.F$12]" office:value-type="float" office:value="0" calcext:value-type="float">
            <text:p>0</text:p>
          </table:table-cell>
          <table:table-cell table:formula="of:=IF(MAX([.$C10];[.H$16]+1)&gt;MIN([.$D10];[.I$16]);0;FLOOR((MIN([.$D10];[.I$16])-MAX([.$C10];[.H$16]+1)+1)/[.$E$14]+FLOOR((MOD(MIN([.$D10];[.I$16])-MAX([.$C10];[.H$16]+1)+1;[.$E$14])+MOD(MAX([.$C10];[.H$16]+1)-1-[.H$16];[.$E$14]))/[.$E$14]))*[.$E10])" office:value-type="float" office:value="0" calcext:value-type="float">
            <text:p>0</text:p>
          </table:table-cell>
          <table:table-cell table:formula="of:=[.$E$17]*[.H10]/[.H$12]" office:value-type="float" office:value="0" calcext:value-type="float">
            <text:p>0</text:p>
          </table:table-cell>
          <table:table-cell table:formula="of:=IF(MAX([.$C10];[.J$16]+1)&gt;MIN([.$D10];[.K$16]);0;FLOOR((MIN([.$D10];[.K$16])-MAX([.$C10];[.J$16]+1)+1)/[.$E$14]+FLOOR((MOD(MIN([.$D10];[.K$16])-MAX([.$C10];[.J$16]+1)+1;[.$E$14])+MOD(MAX([.$C10];[.J$16]+1)-1-[.J$16];[.$E$14]))/[.$E$14]))*[.$E10])" office:value-type="float" office:value="0" calcext:value-type="float">
            <text:p>0</text:p>
          </table:table-cell>
          <table:table-cell table:formula="of:=[.$E$17]*[.J10]/[.J$12]" office:value-type="float" office:value="0" calcext:value-type="float">
            <text:p>0</text:p>
          </table:table-cell>
          <table:table-cell table:formula="of:=IF(MAX([.$C10];[.L$16]+1)&gt;MIN([.$D10];[.M$16]);0;FLOOR((MIN([.$D10];[.M$16])-MAX([.$C10];[.L$16]+1)+1)/[.$E$14]+FLOOR((MOD(MIN([.$D10];[.M$16])-MAX([.$C10];[.L$16]+1)+1;[.$E$14])+MOD(MAX([.$C10];[.L$16]+1)-1-[.L$16];[.$E$14]))/[.$E$14]))*[.$E10])" office:value-type="float" office:value="0" calcext:value-type="float">
            <text:p>0</text:p>
          </table:table-cell>
          <table:table-cell table:formula="of:=[.$E$17]*[.L10]/[.L$12]" office:value-type="float" office:value="0" calcext:value-type="float">
            <text:p>0</text:p>
          </table:table-cell>
          <table:table-cell table:formula="of:=IF(MAX([.$C10];[.N$16]+1)&gt;MIN([.$D10];[.O$16]);0;FLOOR((MIN([.$D10];[.O$16])-MAX([.$C10];[.N$16]+1)+1)/[.$E$14]+FLOOR((MOD(MIN([.$D10];[.O$16])-MAX([.$C10];[.N$16]+1)+1;[.$E$14])+MOD(MAX([.$C10];[.N$16]+1)-1-[.N$16];[.$E$14]))/[.$E$14]))*[.$E10])" office:value-type="float" office:value="0" calcext:value-type="float">
            <text:p>0</text:p>
          </table:table-cell>
          <table:table-cell table:formula="of:=[.$E$17]*[.N10]/[.N$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x1dF62f291b2E969fB0849d99D9Ce41e2F137006e</text:p>
          </table:table-cell>
          <table:table-cell/>
          <table:table-cell table:formula="of:=[.D10]" office:value-type="float" office:value="545" calcext:value-type="float">
            <text:p>545</text:p>
          </table:table-cell>
          <table:table-cell/>
          <table:table-cell table:formula="of:=IF(MAX([.$C11];[.F$16]+1)&gt;MIN([.$D11];[.G$16]);0;FLOOR((MIN([.$D11];[.G$16])-MAX([.$C11];[.F$16]+1)+1)/[.$E$14]+FLOOR((MOD(MIN([.$D11];[.G$16])-MAX([.$C11];[.F$16]+1)+1;[.$E$14])+MOD(MAX([.$C11];[.F$16]+1)-1-[.F$16];[.$E$14]))/[.$E$14]))*[.$E11])" office:value-type="float" office:value="0" calcext:value-type="float">
            <text:p>0</text:p>
          </table:table-cell>
          <table:table-cell table:formula="of:=[.$E$17]*[.F11]/[.F$12]" office:value-type="float" office:value="0" calcext:value-type="float">
            <text:p>0</text:p>
          </table:table-cell>
          <table:table-cell table:formula="of:=IF(MAX([.$C11];[.H$16]+1)&gt;MIN([.$D11];[.I$16]);0;FLOOR((MIN([.$D11];[.I$16])-MAX([.$C11];[.H$16]+1)+1)/[.$E$14]+FLOOR((MOD(MIN([.$D11];[.I$16])-MAX([.$C11];[.H$16]+1)+1;[.$E$14])+MOD(MAX([.$C11];[.H$16]+1)-1-[.H$16];[.$E$14]))/[.$E$14]))*[.$E11])" office:value-type="float" office:value="0" calcext:value-type="float">
            <text:p>0</text:p>
          </table:table-cell>
          <table:table-cell table:formula="of:=[.$E$17]*[.H11]/[.H$12]" office:value-type="float" office:value="0" calcext:value-type="float">
            <text:p>0</text:p>
          </table:table-cell>
          <table:table-cell table:formula="of:=IF(MAX([.$C11];[.J$16]+1)&gt;MIN([.$D11];[.K$16]);0;FLOOR((MIN([.$D11];[.K$16])-MAX([.$C11];[.J$16]+1)+1)/[.$E$14]+FLOOR((MOD(MIN([.$D11];[.K$16])-MAX([.$C11];[.J$16]+1)+1;[.$E$14])+MOD(MAX([.$C11];[.J$16]+1)-1-[.J$16];[.$E$14]))/[.$E$14]))*[.$E11])" office:value-type="float" office:value="0" calcext:value-type="float">
            <text:p>0</text:p>
          </table:table-cell>
          <table:table-cell table:formula="of:=[.$E$17]*[.J11]/[.J$12]" office:value-type="float" office:value="0" calcext:value-type="float">
            <text:p>0</text:p>
          </table:table-cell>
          <table:table-cell table:formula="of:=IF(MAX([.$C11];[.L$16]+1)&gt;MIN([.$D11];[.M$16]);0;FLOOR((MIN([.$D11];[.M$16])-MAX([.$C11];[.L$16]+1)+1)/[.$E$14]+FLOOR((MOD(MIN([.$D11];[.M$16])-MAX([.$C11];[.L$16]+1)+1;[.$E$14])+MOD(MAX([.$C11];[.L$16]+1)-1-[.L$16];[.$E$14]))/[.$E$14]))*[.$E11])" office:value-type="float" office:value="0" calcext:value-type="float">
            <text:p>0</text:p>
          </table:table-cell>
          <table:table-cell table:formula="of:=[.$E$17]*[.L11]/[.L$12]" office:value-type="float" office:value="0" calcext:value-type="float">
            <text:p>0</text:p>
          </table:table-cell>
          <table:table-cell table:formula="of:=IF(MAX([.$C11];[.N$16]+1)&gt;MIN([.$D11];[.O$16]);0;FLOOR((MIN([.$D11];[.O$16])-MAX([.$C11];[.N$16]+1)+1)/[.$E$14]+FLOOR((MOD(MIN([.$D11];[.O$16])-MAX([.$C11];[.N$16]+1)+1;[.$E$14])+MOD(MAX([.$C11];[.N$16]+1)-1-[.N$16];[.$E$14]))/[.$E$14]))*[.$E11])" office:value-type="float" office:value="0" calcext:value-type="float">
            <text:p>0</text:p>
          </table:table-cell>
          <table:table-cell table:formula="of:=[.$E$17]*[.N11]/[.N$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SUM([.E2:.E11])" office:value-type="float" office:value="18" calcext:value-type="float">
            <text:p>18</text:p>
          </table:table-cell>
          <table:table-cell table:formula="of:=SUM([.F2:.F11])" office:value-type="float" office:value="54" calcext:value-type="float">
            <text:p>54</text:p>
          </table:table-cell>
          <table:table-cell table:formula="of:=SUM([.G2:.G11])" office:value-type="float" office:value="6250" calcext:value-type="float">
            <text:p>6250</text:p>
          </table:table-cell>
          <table:table-cell table:formula="of:=SUM([.H2:.H11])" office:value-type="float" office:value="100" calcext:value-type="float">
            <text:p>100</text:p>
          </table:table-cell>
          <table:table-cell table:formula="of:=SUM([.I2:.I11])" office:value-type="float" office:value="6250" calcext:value-type="float">
            <text:p>6250</text:p>
          </table:table-cell>
          <table:table-cell table:formula="of:=SUM([.J2:.J11])" office:value-type="float" office:value="148" calcext:value-type="float">
            <text:p>148</text:p>
          </table:table-cell>
          <table:table-cell table:formula="of:=SUM([.K2:.K11])" office:value-type="float" office:value="6250" calcext:value-type="float">
            <text:p>6250</text:p>
          </table:table-cell>
          <table:table-cell table:formula="of:=SUM([.L2:.L11])" office:value-type="float" office:value="200" calcext:value-type="float">
            <text:p>200</text:p>
          </table:table-cell>
          <table:table-cell table:formula="of:=SUM([.M2:.M11])" office:value-type="float" office:value="6250" calcext:value-type="float">
            <text:p>6250</text:p>
          </table:table-cell>
          <table:table-cell table:formula="of:=SUM([.N2:.N11])" office:value-type="float" office:value="320" calcext:value-type="float">
            <text:p>320</text:p>
          </table:table-cell>
          <table:table-cell table:formula="of:=SUM([.O2:.O11])" office:value-type="float" office:value="6250" calcext:value-type="float">
            <text:p>625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Blocks per snapshot</text:p>
          </table:table-cell>
          <table:covered-table-cell table:style-name="ce3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Blocks per period</text:p>
          </table:table-cell>
          <table:covered-table-cell table:style-name="ce4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 block</text:p>
          </table:table-cell>
          <table:covered-table-cell table:style-name="ce4"/>
          <table:table-cell office:value-type="float" office:value="45" calcext:value-type="float">
            <text:p>45</text:p>
          </table:table-cell>
          <table:table-cell table:formula="of:=[.E16]" office:value-type="float" office:value="45" calcext:value-type="float">
            <text:p>45</text:p>
          </table:table-cell>
          <table:table-cell table:formula="of:=[.F16]+[.$E$15]" office:value-type="float" office:value="145" calcext:value-type="float">
            <text:p>145</text:p>
          </table:table-cell>
          <table:table-cell table:formula="of:=[.G16]" office:value-type="float" office:value="145" calcext:value-type="float">
            <text:p>145</text:p>
          </table:table-cell>
          <table:table-cell table:formula="of:=[.H16]+[.$E$15]" office:value-type="float" office:value="245" calcext:value-type="float">
            <text:p>245</text:p>
          </table:table-cell>
          <table:table-cell table:formula="of:=[.I16]" office:value-type="float" office:value="245" calcext:value-type="float">
            <text:p>245</text:p>
          </table:table-cell>
          <table:table-cell table:formula="of:=[.J16]+[.$E$15]" office:value-type="float" office:value="345" calcext:value-type="float">
            <text:p>345</text:p>
          </table:table-cell>
          <table:table-cell table:formula="of:=[.K16]" office:value-type="float" office:value="345" calcext:value-type="float">
            <text:p>345</text:p>
          </table:table-cell>
          <table:table-cell table:formula="of:=[.L16]+[.$E$15]" office:value-type="float" office:value="445" calcext:value-type="float">
            <text:p>445</text:p>
          </table:table-cell>
          <table:table-cell table:formula="of:=[.M16]" office:value-type="float" office:value="445" calcext:value-type="float">
            <text:p>445</text:p>
          </table:table-cell>
          <table:table-cell table:formula="of:=[.N16]+[.$E$15]" office:value-type="float" office:value="545" calcext:value-type="float">
            <text:p>545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Rewards per period</text:p>
          </table:table-cell>
          <table:covered-table-cell table:style-name="ce4"/>
          <table:table-cell office:value-type="float" office:value="6250" calcext:value-type="float">
            <text:p>6250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9:25:38.770882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17:07:21.996968562</meta:creation-date>
    <dc:date>2020-08-24T19:53:54.382644853</dc:date>
    <meta:editing-duration>PT1H28M24S</meta:editing-duration>
    <meta:editing-cycles>14</meta:editing-cycles>
    <meta:generator>LibreOffice/6.1.5.2$Linux_X86_64 LibreOffice_project/10$Build-2</meta:generator>
    <meta:document-statistic meta:table-count="2" meta:cell-count="362" meta:object-count="0"/>
  </office:meta>
</office:document-meta>
</file>